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374133907285138978"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text:soft-page-break/>–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text:soft-page-break/>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text:soft-page-break/>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text:soft-page-break/>–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text:span><text:span text:style-name="T26">твоём </text:span><text:span text:style-name="T26">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text:soft-page-break/></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text:soft-page-break/>–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text:soft-page-break/>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text:soft-page-break/>–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text:soft-page-break/></text:p>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text:soft-page-break/>–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oft-page-break/><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25T23:39:37.48</dc:date>
    <meta:editing-duration>P164DT8H18M9S</meta:editing-duration>
    <meta:editing-cycles>1049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1" meta:paragraph-count="5042" meta:word-count="110091" meta:character-count="699998"/>
  </office:meta>
</office:document-meta>
</file>